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 </text:p>
            <text:p text:style-name="P10"/>
            <text:p text:style-name="P10"/>
            <text:p text:style-name="Contact_20_info"> – <text:span text:style-name="T15">sandro@vegan.ch – </text:span><text:span text:style-name="T16"> – </text:span><text:span text:style-name="T19">13.04.1922 – </text:span><text:span text:style-name="T20">  - </text:span><text:span text:style-name="T19"><text:s/> - </text:span></text:p>
            <text:p text:style-name="Contact_20_info"/>
            <text:p text:style-name="P7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 , ,  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/>, <text:span text:style-name="T18"><text:date style:data-style-name="N10081" text:date-value="2021-12-03T17:24:57.855363367">3. December 2021</text:date></text:span></text:p>
      <text:p text:style-name="P14"/>
      <text:h text:style-name="P18" text:outline-level="1">Bewerbung als </text:h>
      <text:p text:style-name="P14"/>
      <text:p text:style-name="P11">Sehr geehrte Damen und Herre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reundliche Grüße</text:p>
      <text:p text:style-name="P11"/>
      <text:p text:style-name="P11"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 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3</meta:editing-cycles>
    <meta:editing-duration>PT2H49M25S</meta:editing-duration>
    <dc:subject>hloom.com</dc:subject>
    <meta:initial-creator>hloom.com </meta:initial-creator>
    <dc:date>2021-12-03T17:24:57.717743254</dc:date>
    <meta:document-statistic meta:table-count="1" meta:image-count="0" meta:object-count="0" meta:page-count="2" meta:paragraph-count="27" meta:word-count="59" meta:character-count="703" meta:non-whitespace-character-count="663"/>
  </office:meta>
</office:document-meta>
</file>